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79cm"/>
    </style:style>
    <style:style style:name="co2" style:family="table-column">
      <style:table-column-properties fo:break-before="auto" style:column-width="1.388cm"/>
    </style:style>
    <style:style style:name="co3" style:family="table-column">
      <style:table-column-properties fo:break-before="auto" style:column-width="1.117cm"/>
    </style:style>
    <style:style style:name="co4" style:family="table-column">
      <style:table-column-properties fo:break-before="auto" style:column-width="2.9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table-column table:style-name="co1" table:number-columns-repeated="11" table:default-cell-style-name="Default"/>
        <table:table-column table:style-name="co2" table:number-columns-repeated="3" table:default-cell-style-name="Default"/>
        <table:table-column table:style-name="co1" table:number-columns-repeated="10" table:default-cell-style-name="Default"/>
        <table:table-column table:style-name="co3" table:default-cell-style-name="Default"/>
        <table:table-column table:style-name="co4" table:number-columns-repeated="39" table:default-cell-style-name="Default"/>
        <table:table-row table:style-name="ro1">
          <table:table-cell office:value-type="float" office:value="254" calcext:value-type="float">
            <text:p>254</text:p>
          </table:table-cell>
          <table:table-cell table:number-columns-repeated="3" office:value-type="float" office:value="130" calcext:value-type="float">
            <text:p>130</text:p>
          </table:table-cell>
          <table:table-cell table:number-columns-repeated="6" office:value-type="float" office:value="254" calcext:value-type="float">
            <text:p>254</text:p>
          </table:table-cell>
          <table:table-cell office:value-type="float" office:value="124" calcext:value-type="float">
            <text:p>12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table:number-columns-repeated="9" office:value-type="float" office:value="130" calcext:value-type="float">
            <text:p>130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<text:s/></text:p>
          </table:table-cell>
          <table:table-cell table:number-columns-repeated="39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9" office:value-type="float" office:value="65" calcext:value-type="float">
            <text:p>65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 table:number-columns-repeated="6" office:value-type="float" office:value="127" calcext:value-type="float">
            <text:p>127</text:p>
          </table:table-cell>
          <table:table-cell table:number-columns-repeated="3" office:value-type="float" office:value="65" calcext:value-type="float">
            <text:p>6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második az első fordított sorrendben és /2</text:p>
          </table:table-cell>
          <table:table-cell table:number-columns-repeated="63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6" office:value-type="float" office:value="127" calcext:value-type="float">
            <text:p>127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table:number-columns-repeated="9" office:value-type="float" office:value="65" calcext:value-type="float">
            <text:p>65</text:p>
          </table:table-cell>
          <table:table-cell office:value-type="float" office:value="127" calcext:value-type="float">
            <text:p>127</text:p>
          </table:table-cell>
          <table:table-cell table:number-columns-repeated="4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float" office:value="-8" calcext:value-type="float">
            <text:p>-8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-8" calcext:value-type="float">
            <text:p>-8</text:p>
          </table:table-cell>
          <table:table-cell table:number-columns-repeated="13"/>
          <table:table-cell office:value-type="float" office:value="8" calcext:value-type="float">
            <text:p>8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table:number-columns-repeated="40"/>
        </table:table-row>
        <table:table-row table:style-name="ro1">
          <table:table-cell table:number-columns-repeated="3"/>
          <table:table-cell office:value-type="float" office:value="-16" calcext:value-type="float">
            <text:p>-16</text:p>
          </table:table-cell>
          <table:table-cell office:value-type="float" office:value="103" calcext:value-type="float">
            <text:p>103</text:p>
          </table:table-cell>
          <table:table-cell office:value-type="float" office:value="115" calcext:value-type="float">
            <text:p>115</text:p>
          </table:table-cell>
          <table:table-cell office:value-type="float" office:value="-4" calcext:value-type="float">
            <text:p>-4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89" calcext:value-type="float">
            <text:p>89</text:p>
          </table:table-cell>
          <table:table-cell office:value-type="float" office:value="16" calcext:value-type="float">
            <text:p>16</text:p>
          </table:table-cell>
          <table:table-cell table:number-columns-repeated="40"/>
        </table:table-row>
        <table:table-row table:style-name="ro1">
          <table:table-cell table:number-columns-repeated="3"/>
          <table:table-cell office:value-type="float" office:value="-10" calcext:value-type="float">
            <text:p>-10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-22" calcext:value-type="float">
            <text:p>-22</text:p>
          </table:table-cell>
          <table:table-cell table:number-columns-repeated="13"/>
          <table:table-cell office:value-type="float" office:value="22" calcext:value-type="float">
            <text:p>22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table:number-columns-repeated="40"/>
        </table:table-row>
        <table:table-row table:style-name="ro1">
          <table:table-cell table:number-columns-repeated="3"/>
          <table:table-cell office:value-type="float" office:value="-26" calcext:value-type="float">
            <text:p>-26</text:p>
          </table:table-cell>
          <table:table-cell office:value-type="float" office:value="67" calcext:value-type="float">
            <text:p>67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-2" calcext:value-type="float">
            <text:p>-2</text:p>
          </table:table-cell>
          <table:table-cell office:value-type="float" office:value="97" calcext:value-type="float">
            <text:p>97</text:p>
          </table:table-cell>
          <table:table-cell office:value-type="float" office:value="125" calcext:value-type="float">
            <text:p>125</text:p>
          </table:table-cell>
          <table:table-cell office:value-type="float" office:value="26" calcext:value-type="float">
            <text:p>26</text:p>
          </table:table-cell>
          <table:table-cell table:number-columns-repeated="40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3"/>
          <table:table-cell office:value-type="float" office:value="30" calcext:value-type="float">
            <text:p>30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table:number-columns-repeated="4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0">0000.00.00</text:date>, <text:time style:data-style-name="N2" text:time-value="06:23:16.706600702"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9T10:54:16.565337189</meta:creation-date>
    <dc:date>2021-12-20T20:55:16.927917467</dc:date>
    <meta:editing-duration>PT20H6M42S</meta:editing-duration>
    <meta:editing-cycles>2</meta:editing-cycles>
    <meta:generator>LibreOffice/6.4.7.2$Linux_X86_64 LibreOffice_project/40$Build-2</meta:generator>
    <meta:document-statistic meta:table-count="1" meta:cell-count="109" meta:object-count="0"/>
  </office:meta>
</office:document-meta>
</file>